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KGinisSmall" svg:font-family="CKGinisSmall" style:font-family-generic="swiss" style:font-pitch="variable" svg:panose-1="2 11 6 3 5 3 2 2 2 4"/>
  </office:font-face-decls>
  <office:automatic-styles>
    <text:list-style style:name="LFO3_1">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1.0833in"/>
    </style:style>
    <style:style style:name="TableColumn3" style:family="table-column">
      <style:table-column-properties style:column-width="2.1652in"/>
    </style:style>
    <style:style style:name="TableColumn4" style:family="table-column">
      <style:table-column-properties style:column-width="2.8034in"/>
    </style:style>
    <style:style style:name="Table1" style:family="table" style:master-page-name="MPF0">
      <style:table-properties style:width="6.052in" fo:margin-left="0in" table:align="left"/>
    </style:style>
    <style:style style:name="TableRow5" style:family="table-row">
      <style:table-row-properties style:min-row-height="0.7in"/>
    </style:style>
    <style:style style:name="TableCell6" style:family="table-cell">
      <style:table-cell-properties fo:border="none" style:writing-mode="lr-tb" style:vertical-align="bottom" fo:padding-top="0in" fo:padding-left="0in" fo:padding-bottom="0in" fo:padding-right="0in"/>
    </style:style>
    <style:style style:name="P7" style:parent-style-name="Normální" style:family="paragraph">
      <style:paragraph-properties fo:break-before="page"/>
    </style:style>
    <style:style style:name="TableCell15" style:family="table-cell">
      <style:table-cell-properties fo:border="none" style:writing-mode="lr-tb" style:vertical-align="bottom" fo:padding-top="0in" fo:padding-left="0in" fo:padding-bottom="0in" fo:padding-right="0in"/>
    </style:style>
    <style:style style:name="TableCell16" style:family="table-cell">
      <style:table-cell-properties fo:border="none" style:writing-mode="lr-tb" style:vertical-align="bottom" fo:padding-top="0in" fo:padding-left="0in" fo:padding-bottom="0in" fo:padding-right="0in"/>
    </style:style>
    <style:style style:name="P17" style:parent-style-name="Normální" style:family="paragraph">
      <style:text-properties fo:font-weight="bold" style:font-weight-asian="bold"/>
    </style:style>
    <style:style style:name="P18" style:parent-style-name="Číslovanýseznam" style:family="paragraph">
      <style:paragraph-properties fo:margin-left="0.3937in" fo:text-indent="-0.3937in">
        <style:tab-stops>
          <style:tab-stop style:type="left" style:position="0in"/>
        </style:tab-stops>
      </style:paragraph-properties>
    </style:style>
    <style:style style:name="P19" style:parent-style-name="Číslovanýseznam" style:family="paragraph">
      <style:paragraph-properties fo:margin-left="0.3937in" fo:text-indent="-0.3937in">
        <style:tab-stops>
          <style:tab-stop style:type="left" style:position="0in"/>
        </style:tab-stops>
      </style:paragraph-properties>
    </style:style>
    <style:style style:name="T20" style:parent-style-name="Značkapozn.podčarou" style:family="text">
      <style:text-properties style:font-style-complex="italic"/>
    </style:style>
    <style:style style:name="P21" style:parent-style-name="podpis" style:family="paragraph">
      <style:paragraph-properties fo:text-align="start" fo:margin-left="0in">
        <style:tab-stops/>
      </style:paragraph-properties>
    </style:style>
    <style:style style:name="P22" style:parent-style-name="podpis" style:family="paragraph">
      <style:paragraph-properties fo:text-align="start" fo:margin-left="0in">
        <style:tab-stops/>
      </style:paragraph-properties>
    </style:style>
    <style:style style:name="P23" style:parent-style-name="podpis" style:family="paragraph">
      <style:paragraph-properties fo:text-align="start" fo:margin-left="0in">
        <style:tab-stops/>
      </style:paragraph-properties>
    </style:style>
    <style:style style:name="P24" style:parent-style-name="Nadpis1" style:family="paragraph">
      <style:paragraph-properties fo:margin-bottom="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Normální">Sp. zn.</text:p>
            <text:p text:style-name="Normální">Naše č. j.</text:p>
            <text:p text:style-name="Normální">Datum</text:p>
            <text:p text:style-name="Normální"/>
            <text:p text:style-name="Normální"/>
            <text:p text:style-name="Normální"/>
            <text:p text:style-name="Normální"/>
            <text:p text:style-name="Normální"/>
          </table:table-cell>
          <table:table-cell table:style-name="TableCell15">
            <text:p text:style-name="Normální"/>
            <text:p text:style-name="Normální"/>
            <text:p text:style-name="Normální"><text:bookmark-start text:name="Text14"/><text:bookmark-start text:name="Text2"/>K106 62/2020<text:bookmark-end text:name="Text14"/></text:p>
            <text:p text:style-name="Normální">KVOP-50110/2020<text:bookmark-end text:name="Text2"/></text:p>
            <text:p text:style-name="Normální"><text:bookmark-start text:name="Text6"/>27. 11. 2020<text:bookmark-end text:name="Text6"/></text:p>
            <text:p text:style-name="Normální"/>
            <text:p text:style-name="Normální"/>
            <text:p text:style-name="Normální"/>
            <text:p text:style-name="Normální"/>
            <text:p text:style-name="Normální"/>
          </table:table-cell>
          <table:table-cell table:style-name="TableCell16">
            <text:p text:style-name="Normální"><text:bookmark-start text:name="Text13"/><text:bookmark-start text:name="Text7"/><text:s text:c="5"/><text:bookmark-end text:name="Text13"/></text:p>
            <text:p text:style-name="Normální"><text:s text:c="5"/><text:bookmark-end text:name="Text7"/></text:p>
            <text:p text:style-name="Normální">Vážená paní</text:p>
            <text:p text:style-name="Normální">A. A.</text:p>
            <text:p text:style-name="P17">e-mail:</text:p>
            <text:p text:style-name="Normální"><text:bookmark-start text:name="Text10"/><text:s text:c="5"/><text:bookmark-end text:name="Text10"/></text:p>
            <text:p text:style-name="Normální"><text:bookmark-start text:name="Text11"/><text:s/><text:bookmark-end text:name="Text11"/><text:s/><text:bookmark-start text:name="Text12"/><text:s text:c="5"/><text:bookmark-end text:name="Text12"/></text:p>
            <text:p text:style-name="Normální"/>
            <text:p text:style-name="Normální"/>
          </table:table-cell>
        </table:table-row>
      </table:table>
      <text:h text:style-name="Nadpis1" text:outline-level="1">Sdělení o poskytnutí<text:s/>informace a výzva k doplnění žádosti podle zákona č. 106/1999 Sb., o svobodném přístupu k informacím, ve znění pozdějších předpisů</text:h>
      <text:p text:style-name="Základnítext">Vážená paní A.,</text:p>
      <text:p text:style-name="Základnítext">dne 23. listopadu 2020 byla do Kanceláře veřejného ochránce práv doručena Vaše žádost podle zákona o svobodném přístupu k informacím, kterou<text:s/><text:span text:style-name="Silné">žádáte následující informace</text:span>:</text:p>
      <text:list text:style-name="LFO3_1" text:continue-numbering="true">
        <text:list-item>
          <text:p text:style-name="P18">Z jakého důvodu je kompenzační bonus pro OSVČ za období říjen - listopad 2020 zamítnut osobám nacházejícím se v úpadku (insolvenci) a z jakého důvodu byl takto koncipován zákon?</text:p>
        </text:list-item>
        <text:list-item>
          <text:p text:style-name="P19">Žádám také o vysvětlení, jakým způsobem se bude řešit, když tyto osoby, které mají i nadále hradit zdravotní a sociální pojištění a dále také splátky insolvence mají nyní postupovat, jelikož jsou v existenční nouzi a jak na to budou nahlížet soudy a finanční správa, když nehradí své závazky, jelikož nemají z čeho, protože nedostali ani kompenzační bonus a vláda jim znemožnila vykonávat samostatnou výdělečnou činnost.</text:p>
        </text:list-item>
      </text:list>
      <text:p text:style-name="Základnítext">K Vaší žádosti<text:s/><text:span text:style-name="Silné">poskytuji následující informace</text:span>:</text:p>
      <text:p text:style-name="Základnítext">K bodu č. 1 Vám sděluji, že správce daně postupuje při posuzování žádostí OSVČ, které se nacházejí v insolvenčním řízení<text:s/><text:span text:style-name="Silné">po prohlášení úpadku</text:span>,<text:span text:style-name="Silné"><text:s/></text:span>dle ustanovení § 5 odst. 2 písm. a) zákona o kompenzačním bonusu<text:span text:style-name="Značkapozn.podčarou"><text:note text:note-class="footnote" text:id="_ftn0"><text:note-citation>1</text:note-citation><text:note-body><text:p text:style-name="Textpozn.podčarou"><text:s/>zákon č. 461/2020 Sb., o kompenzačním bonusu v souvislosti se zákazem nebo omezením podnikatelské<text:s/>činnosti v souvislosti s výskytem koronaviru SARS CoV-2</text:p></text:note-body></text:note></text:span>. Podle něj nemůže být subjektem kompenzačního bonusu osoba, která byla v bonusovém období v úpadku. Zákon správci daně nedává při posuzování této podmínky<text:s/><text:span text:style-name="Silné">možnost volby</text:span>.<text:s/></text:p>
      <text:p text:style-name="Základnítext">Naopak text zákona nenasvědčuje tomu, že by překážkou mělo být pouhé zahájení insolvenčního řízení, nebylo-li by rozhodnuto o úpadku.</text:p>
      <text:p text:style-name="Základnítext">Informaci o tom, proč byl zákon č. 461/2020 Sb., koncipován současným způsobem, Vám poskytnout nemohu, neboť ochránce nebyl tím, kdo by zákon koncipoval nebo se na jeho vzniku podílel. Takovou informaci by Vám mohla Kancelář veřejného ochránce práv poskytnout pouze v případě, že ochránce byl do legislativního procesu přijímání tohoto zákona zapojen, například pokud by k danému zákonu podával připomínky.<text:s/>Vzhledem<text:s/><text:soft-page-break/>k tomu, že ochránce připomínky nepodával, mohu Vám poskytnout pouze informaci o tom, že připomínky nepodával.<text:s/></text:p>
      <text:p text:style-name="Základnítext">Pro zjištění toho, z jakého důvodu zákonodárce koncipoval zákon určitým způsobem, slouží obecně důvodové zprávy. Tu k zákonu č. 461/2020 Sb. lze nalézt na stránkách poslanecké sněmovny pod následujícím odkazem:</text:p>
      <text:p text:style-name="Základnítext"><text:s/><text:a xlink:href="https://www.psp.cz/sqw/text/tiskt.sqw?O=8&amp;CT=1055&amp;CT1=0" office:target-frame-name="_top" xlink:show="replace"><text:span text:style-name="Hypertextovýodkaz">https://www.psp.cz/sqw/text/tiskt.sqw?O=8&amp;CT=1055&amp;CT1=0</text:span></text:a>.</text:p>
      <text:p text:style-name="Základnítext">Pro Váš komfort si dovolím relevantní část důvodové zprávy vztahující se k ustanovení § 5 odst. 2 zákona č. 461/2020 Sb. vykopírovat:</text:p>
      <text:p text:style-name="Základnítext"><text:span text:style-name="Zdůraznění">V odstavci 2 je zajištěno, že subjektem kompenzačního bonusu nebudou moci být osoby samostatně výdělečně činné či společnici společností s ručením omezeným, kteří se nachá</text:span><text:span text:style-name="Zdůraznění">zejí v ekonomických či jiných problémech. Nesmí tedy jít o osobu v úpadku či o nespolehlivého plátce či nespolehlivou osobu podle </text:span><text:a xlink:href="https://www.beck-online.cz/bo/document-view.seam?documentId=onrf6mrqga2f6mrtguxhazrrga3gc" office:target-frame-name="_top" xlink:show="replace"><text:span text:style-name="Zdůraznění">§ 106a</text:span></text:a><text:span text:style-name="Zdůraznění"> a násl. záko</text:span><text:span text:style-name="Zdůraznění">na č. 235/2004 Sb., o dani z přidané hodnoty, ve znění pozdějších předpisů. Uvedený požadavek vyplývá zejména z evropských pravidel poskytování veřejné podpory v návaznosti na aktuální epidemii, kdy je vyloučeno poskytnout veřejnou podporu tzv. podniku v o</text:span><text:span text:style-name="Zdůraznění">btížích specifikovanému v rámci Dočasného rámce pro opatření státní podpory na podporu hospodářství při stávajícím šíření koronavirové nákazy COVID-19 ze dne 19. března 2020.</text:span><text:span text:style-name="T20"><text:note text:note-class="footnote" text:id="_ftn1"><text:note-citation>2</text:note-citation><text:note-body><text:p text:style-name="Textpozn.podčarou"><text:s/>Vláda: Důvodová zpráva k zákonu č. 461/2020 Sb., o kompenzačním bonusu v souvislosti se zákazem nebo omezením podnikatelské činnosti v souvislosti s výskytem koronaviru SARS CoV-2, č. 461/2020 Dz.</text:p></text:note-body></text:note></text:span></text:p>
      <text:p text:style-name="Základnítext"><text:span text:style-name="Zdůraznění">Další informace o podkladových materiálech obecně lze čerpat z obecné části důvodové zprávy, na niž Vás tímto odkazuji.</text:span></text:p>
      <text:p text:style-name="Základnítext">Bližší informace<text:s/>je možné teoreticky získat od gesčního ministerstva, kterým je v daném případě Ministerstvo financí. Vzhledem k tomu, že jste svou žádost zároveň zaslala i na Ministerstvo financí, tak považuji její postoupení za nadbytečné.</text:p>
      <text:p text:style-name="Základnítext">Ke zbylé části bodu 1) a bodu<text:s/>2)<text:s/><text:span text:style-name="Silné">Vám další informace poskytnout nemohu</text:span>. V případě bodu 1) proto, že jich Kancelář veřejného ochránce práv více nemá. V případě bodu 2) pak proto, že se jedná buďto o dotaz na informaci, kterou ochránce disponovat nemůže (tedy jak budou subjekty postupovat) nebo o dotaz na právní radu (jak mají subjekty postupovat), tedy vytváření nové informace ve smyslu § 2 odst. 4 zákona o svobodném přístupu k informacím.</text:p>
      <text:p text:style-name="Základnítext">K bodu dvě Vás pouze mohu odkázat na webové stránky ochránce, sekci<text:s/><text:a xlink:href="https://www.ochrance.cz/?id=51" office:target-frame-name="_top" xlink:show="replace"><text:span text:style-name="Hypertextovýodkaz">životní situace</text:span></text:a>, v nichž naleznete materiály, které ochránce zpracoval k řešení životních situací. Naleznete tam i leták, Ombudsman, který Vám přikládám přímo do přílohy tohoto dopisu. V něm naleznete informace o tom, kdy by se ochránce Vaší věcí mohl zabývat jako podnětem a jaké písemnosti je obecně třeba doložit.<text:s/></text:p>
      <text:p text:style-name="Základnítext">Vzhledem k tomu, že další informace Vám poskytnout nemohu a Vaší žádosti jsem v plném rozsahu nevyhověl, pak je jediným možným postupem rozhodnout o odmítnutí žádosti o informace.</text:p>
      <text:p text:style-name="Základnítext">Vzhledem k tomu, že<text:s/><text:span text:style-name="Silné">odmítnutí žádosti</text:span><text:s/>o informace je na rozdíl od poskytnutí informace (což je pouze neformální úkon vůči žadateli)<text:s/><text:span text:style-name="Silné">správním aktem</text:span>, který musí mít jasně<text:s/><text:soft-page-break/>identifikovaného adresáta, nezbývá mi, než Vás vyzvat k doplnění žádosti podle § 14<text:s/>odst. 5 zákona o svobodném přístupu k informacím.</text:p>
      <text:h text:style-name="Nadpis1" text:outline-level="1">Výzva k doplnění žádosti podle § 14 odst. 5 písm. a) zákona č. 106/1999 Sb., o svobodném přístupu k informacím, ve znění pozdějších předpisů (dále jen „zákon“)</text:h>
      <text:p text:style-name="Základnítext">Protože ve Vaší žádosti chybí<text:s/><text:span text:style-name="Silné">datum narození</text:span><text:s/>a<text:s/><text:span text:style-name="Silné">adresa trvalého pobytu</text:span><text:s/>a bez nich není možné Vaši žádost vyřídit, vyzývám Vás, abyste žádost v tomto smyslu doplnila.</text:p>
      <text:p text:style-name="Základnítext">Pokud údaje nedoplníte do 30 dnů ode dne doručení této výzvy, bude Vaše žádost ve zbylém rozsahu odložena.<text:span text:style-name="Značkapozn.podčarou"><text:note text:note-class="footnote" text:id="_ftn2"><text:note-citation>3</text:note-citation><text:note-body><text:p text:style-name="Textpozn.podčarou"><text:s/>Viz ustanovení § 14 odst. 5<text:s/>písm. a) zákona č. 106/1999 Sb., o svobodném přístupu k informacím , ve znění pozdějších předpisů.<text:s/></text:p></text:note-body></text:note></text:span></text:p>
      <text:p text:style-name="Základnítext">Vážená paní A., přijměte prosím, že Vám více informací poskytnout nemohu. Jakkoliv rozumím složitosti Vaší situace, nemohu pro Vás v tuto chvíli udělat více. Zároveň však musím zachovat Vaše právo na to, se proti mému rozhodnutí bránit prostřednictvím odvolání. Doplníte-li požadované identifikační údaje, pak budu moci vydat rozhodnutí o částečném odmítnutí žádosti v rozsahu popsaném výše, proti kterému<text:s/>se budete moci bránit odvoláním. Pokud Vám poskytnuté informace dostačují a možnosti podat odvolání byste využít nechtěla, pak postačí, když na tento dopis nebudete reagovat a já Vaši žádost ve zbylém rozsahu odložím po uplynutí výše uvedené lhůty třiceti<text:s/>dní.</text:p>
      <text:p text:style-name="Základnítext"/>
      <text:p text:style-name="Základnítext"/>
      <text:p text:style-name="Základnítext"/>
      <text:p text:style-name="podpis">JUDr. Pavel Pořízek, Ph.D. v. r.</text:p>
      <text:p text:style-name="podpis">vedoucí Kanceláře veřejného ochránce práv</text:p>
      <text:p text:style-name="podpis">(podepsáno elektronicky)</text:p>
      <text:p text:style-name="P21"/>
      <text:p text:style-name="P22"/>
      <text:p text:style-name="P23"/>
      <text:h text:style-name="P24" text:outline-level="1">Příloha</text:h>
      <text:p text:style-name="Normální">leták Ombudsman</text:p>
      <text:p text:style-name="Základnítex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KGinisSmall" svg:font-family="CKGinisSmall" style:font-family-generic="swiss" style:font-pitch="variable" svg:panose-1="2 11 6 3 5 3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1972in"/>
      <style:text-properties style:font-name="Arial"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bottom="0.1666in" fo:line-height="110%"/>
      <style:text-properties fo:font-weight="bold" style:font-weight-asian="bold" fo:color="#008576" fo:font-size="12pt" style:font-size-asian="12pt" style:font-size-complex="13pt" fo:hyphenate="false"/>
    </style:style>
    <style:style style:name="Nadpis2" style:display-name="Nadpis 2" style:family="paragraph" style:parent-style-name="Nadpis3" style:default-outline-level="2">
      <style:paragraph-properties fo:keep-with-next="always"/>
      <style:text-properties fo:hyphenate="false"/>
    </style:style>
    <style:style style:name="Nadpis3" style:display-name="Nadpis 3" style:family="paragraph" style:parent-style-name="Normální" style:next-style-name="Normální" style:default-outline-level="3">
      <style:paragraph-properties fo:margin-bottom="0.1666in" fo:line-height="110%"/>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style:font-name="Calibri" style:font-name-complex="Times New Roman" fo:font-size="11.5pt" style:font-size-asian="11.5pt" style:font-size-complex="12pt"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Calibri" style:font-name-complex="Times New Roman" fo:font-weight="bold" style:font-weight-asian="bold" fo:color="#008576" fo:font-size="13pt" style:font-size-asian="13pt"/>
    </style:style>
    <style:style style:name="Nadpis2Char" style:display-name="Nadpis 2 Char" style:family="text" style:parent-style-name="Standardnípísmoodstavce">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Nadpis3Char" style:display-name="Nadpis 3 Char" style:family="text" style:parent-style-name="Standardnípísmoodstavce">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Nadpis5Char" style:display-name="Nadpis 5 Char" style:family="text" style:parent-style-name="Standardnípísmoodstavce">
      <style:text-properties style:font-name="Calibri" style:font-name-complex="Times New Roman" fo:font-weight="bold" style:font-weight-asian="bold" fo:font-style="italic" style:font-style-asian="italic" fo:font-size="13pt" style:font-size-asian="13pt"/>
    </style:style>
    <style:style style:name="Základnítext" style:display-name="Základní text" style:family="paragraph" style:parent-style-name="Normální">
      <style:paragraph-properties fo:text-align="justify" fo:margin-top="0.1388in" fo:margin-bottom="0.1388in" fo:line-height="104%"/>
      <style:text-properties fo:hyphenate="false"/>
    </style:style>
    <style:style style:name="ZákladnítextChar" style:display-name="Základní text Char" style:family="text" style:parent-style-name="Standardnípísmoodstavce">
      <style:text-properties style:font-name="Calibri" style:font-name-complex="Times New Roman" fo:font-size="12pt" style:font-size-asian="12pt"/>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fo:margin-top="0.0833in" fo:margin-bottom="0.0833in">
        <style:tab-stops>
          <style:tab-stop style:type="left" style:position="0.1972in"/>
        </style:tab-stops>
      </style:paragraph-properties>
      <style:text-properties fo:font-size="9pt" style:font-size-asian="9pt" style:font-size-complex="9pt" fo:hyphenate="false"/>
    </style:style>
    <style:style style:name="Textpozn.podčarouChar" style:display-name="Text pozn. pod čarou Char" style:family="text" style:parent-style-name="Standardnípísmoodstavce">
      <style:text-properties style:font-name="Calibri" style:font-name-complex="Times New Roman" fo:font-size="9pt" style:font-size-asian="9pt"/>
    </style:style>
    <style:style style:name="Značkapozn.podčarou" style:display-name="Značka pozn. pod čarou" style:family="text" style:parent-style-name="Standardnípísmoodstavce">
      <style:text-properties style:font-name="Calibri" style:font-name-complex="Times New Roman" fo:font-weight="bold" style:font-weight-asian="bold" fo:color="#008576" style:text-position="super 65.2%" fo:font-size="11.5pt" style:font-size-asian="11.5pt"/>
    </style:style>
    <style:style style:name="Hypertextovýodkaz" style:display-name="Hypertextový odkaz" style:family="text" style:parent-style-name="Standardnípísmoodstavce">
      <style:text-properties style:font-name="Calibri" style:font-name-complex="Times New Roman" fo:color="#008576" fo:font-size="11.5pt" style:font-size-asian="11.5pt" style:text-underline-type="single" style:text-underline-style="solid" style:text-underline-width="auto" style:text-underline-mode="continuous" style:text-underline-color="font-color"/>
    </style:style>
    <style:style style:name="kubikova" style:display-name="kubikova" style:family="text">
      <style:text-properties style:font-name="Trebuchet MS" fo:color="#808000" fo:font-size="11pt" style:font-size-asian="11pt" style:text-underline-type="none" style:text-underline-color="font-color"/>
    </style:style>
    <style:style style:name="Silné" style:display-name="Silné" style:family="text" style:parent-style-name="Standardnípísmoodstavce">
      <style:text-properties style:font-name-complex="Times New Roman" fo:font-weight="bold" style:font-weight-asian="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TextbublinyChar" style:display-name="Text bubliny Char" style:family="text" style:parent-style-name="Standardnípísmoodstavce">
      <style:text-properties style:font-name="Tahoma" style:font-name-complex="Tahoma" fo:font-size="8pt" style:font-size-asian="8pt" style:font-size-complex="8pt"/>
    </style:style>
    <style:style style:name="Zdůraznění" style:display-name="Zdůraznění" style:family="text" style:parent-style-name="Standardnípísmoodstavce">
      <style:text-properties style:font-name-complex="Times New Roman" fo:font-style="italic" style:font-style-asian="italic"/>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style:font-name-complex="Times New Roman" fo:font-size="12pt" style:font-size-asian="12pt"/>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Seznam" style:display-name="Seznam" style:family="paragraph" style:parent-style-name="Normální" style:list-style-name="LFO1">
      <style:paragraph-properties fo:text-align="justify" fo:margin-top="0.0833in" fo:margin-bottom="0.0833in">
        <style:tab-stops>
          <style:tab-stop style:type="left" style:position="0.1437in"/>
        </style:tab-stops>
      </style:paragraph-properties>
      <style:text-properties fo:hyphenate="false"/>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style:font-name-complex="Times New Roman" fo:font-size="12pt" style:font-size-asian="12pt"/>
    </style:style>
    <style:style style:name="Číslovanýseznam" style:display-name="Číslovaný seznam" style:family="paragraph" style:parent-style-name="Normální" style:list-style-name="LFO3">
      <style:paragraph-properties fo:text-align="justify" fo:margin-top="0.0833in" fo:margin-bottom="0.0833in">
        <style:tab-stops>
          <style:tab-stop style:type="left" style:position="0.1437in"/>
        </style:tab-stops>
      </style:paragraph-properties>
      <style:text-properties fo:hyphenate="false"/>
    </style:style>
    <style:style style:name="kontakt" style:display-name="kontakt" style:family="paragraph" style:parent-style-name="Normální">
      <style:text-properties style:font-name-complex="Tahoma" fo:color="#008576" fo:font-size="9pt" style:font-size-asian="9pt" style:font-size-complex="9pt" fo:hyphenate="false"/>
    </style:style>
    <style:style style:name="zákoncitace" style:display-name="zákon (citace)" style:family="paragraph" style:parent-style-name="Normální">
      <style:paragraph-properties fo:text-align="justify"/>
      <style:text-properties fo:font-style="italic" style:font-style-asian="italic" fo:font-size="10.5pt" style:font-size-asian="10.5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0.5pt" style:font-size-asian="10.5pt" fo:hyphenate="false"/>
    </style:style>
    <style:style style:name="Odkaznakomentář" style:display-name="Odkaz na komentář" style:family="text" style:parent-style-name="Standardnípísmoodstavce">
      <style:text-properties style:font-name-complex="Times New Roman" fo:font-size="8pt" style:font-size-asian="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text-properties style:font-name-complex="Times New Roman"/>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parent-style-name="TextkomentářeChar">
      <style:text-properties style:font-name-complex="Times New Roman" fo:font-weight="bold" style:font-weight-asian="bold"/>
    </style:style>
    <style:style style:name="Příloha" style:display-name="Příloha" style:family="paragraph" style:parent-style-name="Normální">
      <style:text-properties fo:font-weight="bold" style:font-weight-asian="bold" fo:color="#008576" fo:hyphenate="false"/>
    </style:style>
    <style:style style:name="Základnítextodsazený" style:display-name="Základní text odsazený" style:family="paragraph" style:parent-style-name="Normální">
      <style:paragraph-properties fo:margin-bottom="0.0833in" fo:margin-left="0.1965in">
        <style:tab-stops/>
      </style:paragraph-properties>
      <style:text-properties fo:hyphenate="false"/>
    </style:style>
    <style:style style:name="ZákladnítextodsazenýChar" style:display-name="Základní text odsazený Char" style:family="text" style:parent-style-name="Standardnípísmoodstavce">
      <style:text-properties style:font-name="Calibri" style:font-name-complex="Times New Roman" fo:font-size="12pt" style:font-size-asian="12pt"/>
    </style:style>
    <style:style style:name="Styl" style:display-name="Styl" style:family="paragraph">
      <style:text-properties style:font-name-complex="Times New Roman" fo:font-size="12pt" style:font-size-asian="12pt" style:font-size-complex="12pt" fo:hyphenate="false"/>
    </style:style>
    <style:style style:name="Prostýtext" style:display-name="Prostý text" style:family="paragraph" style:parent-style-name="Normální">
      <style:text-properties fo:font-size="11pt" style:font-size-asian="11pt" style:font-size-complex="11pt" fo:hyphenate="false"/>
    </style:style>
    <style:style style:name="ProstýtextChar" style:display-name="Prostý text Char" style:family="text" style:parent-style-name="Standardnípísmoodstavce">
      <style:text-properties style:font-name="Calibri" style:font-name-complex="Times New Roman" fo:font-size="11pt" style:font-size-asian="11pt"/>
    </style:style>
    <style:style style:name="instrukce" style:display-name="instrukce" style:family="text">
      <style:text-properties fo:color="#FF0000"/>
    </style:style>
    <style:style style:name="Odstavecseseznamem" style:display-name="Odstavec se seznamem" style:family="paragraph" style:parent-style-name="Normální">
      <style:paragraph-properties fo:margin-left="0.5in">
        <style:tab-stops/>
      </style:paragraph-properties>
      <style:text-properties fo:hyphenate="false"/>
    </style:style>
    <style:style style:name="WW_CharLFO1LVL1" style:family="text">
      <style:text-properties style:font-name-complex="Times New Roman"/>
    </style:style>
    <text:list-style style:name="LFO1" style:display-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omplex="Times New Roman"/>
    </style:style>
    <text:list-style style:name="LFO3" style:display-name="LFO3">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3LVL1" style:family="text">
      <style:text-properties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_1">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902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3944in"/>
      </style:header-style>
      <style:footer-style>
        <style:header-footer-properties style:dynamic-spacing="true" fo:min-height="0.4923in"/>
      </style:footer-style>
    </style:page-layout>
    <style:style style:name="P8" style:parent-style-name="kontakt" style:family="paragraph">
      <style:paragraph-properties fo:text-align="end">
        <style:tab-stops>
          <style:tab-stop style:type="left" style:position="5.5125in"/>
        </style:tab-stops>
      </style:paragraph-properties>
    </style:style>
    <style:style style:name="T9" style:parent-style-name="Standardnípísmoodstavce" style:family="text">
      <style:text-properties style:use-window-font-color="true"/>
    </style:style>
    <style:style style:name="P10" style:parent-style-name="Normální" style:family="paragraph">
      <style:paragraph-properties fo:text-align="end">
        <style:tab-stops>
          <style:tab-stop style:type="left" style:position="3.2034in"/>
        </style:tab-stops>
      </style:paragraph-properties>
    </style:style>
    <style:style style:name="T11" style:parent-style-name="Standardnípísmoodstavce" style:family="text">
      <style:text-properties style:font-name="CKGinisSmall" fo:font-size="18pt" style:font-size-asian="18pt" style:font-size-complex="18pt"/>
    </style:style>
    <style:style style:name="P12" style:parent-style-name="Normální" style:family="paragraph">
      <style:paragraph-properties fo:text-align="end">
        <style:tab-stops>
          <style:tab-stop style:type="left" style:position="3.2034in"/>
        </style:tab-stops>
      </style:paragraph-properties>
    </style:style>
    <style:style style:name="T13" style:parent-style-name="Standardnípísmoodstavce" style:family="text">
      <style:text-properties style:font-size-complex="11.5pt"/>
    </style:style>
    <style:style style:name="P14" style:parent-style-name="Normální" style:family="paragraph">
      <style:paragraph-properties fo:text-align="end">
        <style:tab-stops>
          <style:tab-stop style:type="left" style:position="3.2034in"/>
        </style:tab-stops>
      </style:paragraph-properties>
      <style:text-properties style:font-name="CKGinisSmall" fo:font-size="18pt" style:font-size-asian="18pt" style:font-size-complex="18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8"><text:span text:style-name="T9"><text:page-number text:fixed="false">2</text:page-number></text:span></text:p>
      </style:footer>
    </style:master-page>
    <style:master-page style:next-style-name="MP0" style:name="MPF0" style:page-layout-name="PL0">
      <style:header>
        <text:p text:style-name="P10"><draw:frame draw:z-index="251659264" draw:style-name="a0" draw:name="obrázek 1" text:anchor-type="paragraph" svg:x="-0.05694in" svg:y="-0.05903in" svg:width="3.41667in" svg:height="0.625in" style:rel-width="scale" style:rel-height="scale"><draw:image xlink:href="media/image1.jpeg" xlink:type="simple" xlink:show="embed" xlink:actuate="onLoad"/><svg:title/><svg:desc/></draw:frame><text:span text:style-name="T11">*KVOPX00AY92E*</text:span></text:p>
        <text:p text:style-name="P12"><text:span text:style-name="T13">KVOPX00AY92E</text:span>KVOPX00AY92E</text:p>
        <text:p text:style-name="P14"/>
      </style:header>
      <style:footer>
        <text:p text:style-name="kontakt">Kancelář veřejného ochránce práv, Údolní 39, 602 00 Brno, tel.: (+420) 542 542 111, fax: (+420) 542 542 112</text:p>
        <text:p text:style-name="kontakt">podatelna@ochrance.cz, www.ochrance.cz</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description/>
    <dc:subject/>
    <meta:initial-creator>Administrator</meta:initial-creator>
    <dc:creator>Bádrová Pavlína Mgr.</dc:creator>
    <meta:creation-date>2021-01-14T10:52:00Z</meta:creation-date>
    <dc:date>2021-01-14T10:57:00Z</dc:date>
    <meta:print-date>2016-06-27T08:08:00Z</meta:print-date>
    <meta:template xlink:href="KVOP_dopis%20vedoucího" xlink:type="simple"/>
    <meta:editing-cycles>3</meta:editing-cycles>
    <meta:editing-duration>PT240S</meta:editing-duration>
    <meta:user-defined meta:name="ContentTypeId">0x010100D3A71DC738674B4893D02C4CA0E22FAC</meta:user-defined>
    <meta:document-statistic meta:page-count="3" meta:paragraph-count="12" meta:word-count="934" meta:character-count="6438" meta:row-count="45" meta:non-whitespace-character-count="5516"/>
  </office:meta>
</office:document-meta>
</file>